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0.7458in"/>
    </style:style>
    <style:style style:name="Table1.D" style:family="table-column">
      <style:table-column-properties style:column-width="1.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375in"/>
    </style:style>
    <style:style style:name="Table1.G" style:family="table-column">
      <style:table-column-properties style:column-width="1.25in"/>
    </style:style>
    <style:style style:name="Table1.H" style:family="table-column">
      <style:table-column-properties style:column-width="1.4271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167in"/>
    </style:style>
    <style:style style:name="P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rsid="0029dae7" officeooo:paragraph-rsid="00418965" style:font-size-asian="9pt" style:font-style-asian="italic" style:font-weight-asian="bold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bb920" style:font-size-asian="9pt" style:font-style-asian="italic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0a86f" style:font-size-asian="9pt" style:font-style-asian="italic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1d270" style:font-size-asian="9pt" style:font-style-asian="italic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4501b4" style:font-size-asian="9pt" style:font-style-asian="italic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d6eef" style:font-size-asian="9pt" style:font-style-asian="italic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85258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4fa5a2" fo:background-color="#ffffff" style:font-size-asian="9pt" style:font-style-asian="italic" style:font-weight-asian="bold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30df7f" fo:background-color="#ffffff" style:font-size-asian="9pt" style:font-style-asian="italic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ize="9pt" officeooo:paragraph-rsid="002bb92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Courier 10 Pitch" fo:font-size="9pt" officeooo:paragraph-rsid="002d6eef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ourier 10 Pitch" fo:font-size="9pt" officeooo:paragraph-rsid="00385258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style:font-name="Courier 10 Pitch" fo:font-size="9pt" officeooo:paragraph-rsid="0030df7f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9pt" officeooo:rsid="004a5538" officeooo:paragraph-rsid="004a5538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1pt" officeooo:rsid="001a9b55" officeooo:paragraph-rsid="001a9b55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1pt" officeooo:rsid="001df17b" officeooo:paragraph-rsid="001df17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1df655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235cb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21d270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4a5538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276d35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1896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af283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4cbef8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officeooo:rsid="0040cbc4" officeooo:paragraph-rsid="00401f85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1a73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af28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11pt" officeooo:rsid="0041a73b" officeooo:paragraph-rsid="004cbef8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color="#ffffff" fo:font-weight="bold" officeooo:rsid="0018d3de" officeooo:paragraph-rsid="0018d3de" style:font-weight-asian="bold" style:font-weight-complex="bold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rsid="0023cb36" officeooo:paragraph-rsid="004a5538" style:font-size-asian="9pt" style:font-style-asian="italic" style:font-weight-asian="bold" style:font-size-complex="9pt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style:font-size-asian="9pt" style:font-style-asian="italic" style:font-weight-asian="bold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235cb7" style:font-size-asian="9pt" style:font-style-asian="italic" style:font-weight-asian="bold" style:font-size-complex="9pt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c0" style:font-name="Courier 10 Pitch" fo:font-size="9pt" fo:font-style="italic" fo:font-weight="bold" officeooo:paragraph-rsid="00418965" style:font-size-asian="9pt" style:font-style-asian="italic" style:font-weight-asian="bold" style:font-size-complex="9pt"/>
    </style:style>
    <style:style style:name="P41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20a86f" style:font-size-asian="9pt" style:font-style-asian="italic" style:font-weight-asian="bold" style:font-size-complex="9pt"/>
    </style:style>
    <style:style style:name="P42" style:family="paragraph" style:parent-style-name="Standard">
      <style:paragraph-properties fo:text-align="center" style:justify-single-word="false"/>
      <style:text-properties fo:color="#0000c0" style:font-name="Courier 10 Pitch" fo:font-size="9pt" fo:font-style="italic" fo:font-weight="bold" officeooo:paragraph-rsid="0053ae83" style:font-size-asian="9pt" style:font-style-asian="italic" style:font-weight-asian="bold" style:font-size-complex="9pt"/>
    </style:style>
    <style:style style:name="P43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style:font-size-asian="8.80000019073486pt" style:font-style-asian="italic" style:font-weight-asian="bold" style:font-size-complex="8.80000019073486pt"/>
    </style:style>
    <style:style style:name="P44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paragraph-rsid="0020a86f" style:font-size-asian="8.80000019073486pt" style:font-style-asian="italic" style:font-weight-asian="bold" style:font-size-complex="8.80000019073486pt"/>
    </style:style>
    <style:style style:name="P45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paragraph-rsid="00362747" style:font-size-asian="8.80000019073486pt" style:font-style-asian="italic" style:font-weight-asian="bold" style:font-size-complex="8.80000019073486pt"/>
    </style:style>
    <style:style style:name="P46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paragraph-rsid="0023cb36" style:font-size-asian="8.80000019073486pt" style:font-style-asian="italic" style:font-weight-asian="bold" style:font-size-complex="8.80000019073486pt"/>
    </style:style>
    <style:style style:name="P47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rsid="001fc46c" officeooo:paragraph-rsid="004b40f9" style:font-size-asian="8.80000019073486pt" style:font-style-asian="italic" style:font-weight-asian="bold" style:font-size-complex="8.80000019073486pt"/>
    </style:style>
    <style:style style:name="P48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rsid="001fc46c" officeooo:paragraph-rsid="00446d0e" style:font-size-asian="8.80000019073486pt" style:font-style-asian="italic" style:font-weight-asian="bold" style:font-size-complex="8.80000019073486pt"/>
    </style:style>
    <style:style style:name="P49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rsid="001fc46c" officeooo:paragraph-rsid="004cbef8" style:font-size-asian="8.80000019073486pt" style:font-style-asian="italic" style:font-weight-asian="bold" style:font-size-complex="8.80000019073486pt"/>
    </style:style>
    <style:style style:name="P50" style:family="paragraph" style:parent-style-name="Standard">
      <style:paragraph-properties fo:text-align="center" style:justify-single-word="false"/>
      <style:text-properties fo:color="#0000c0" style:font-name="Courier 10 Pitch" fo:font-size="8.80000019073486pt" fo:font-style="italic" fo:font-weight="bold" officeooo:rsid="001fc46c" officeooo:paragraph-rsid="004af283" style:font-size-asian="8.80000019073486pt" style:font-style-asian="italic" style:font-weight-asian="bold" style:font-size-complex="8.80000019073486pt"/>
    </style:style>
    <style:style style:name="P51" style:family="paragraph" style:parent-style-name="Standard">
      <style:paragraph-properties fo:text-align="center" style:justify-single-word="false"/>
      <style:text-properties style:font-name="Courier 10 Pitch" fo:font-size="8.80000019073486pt" style:font-size-asian="8.80000019073486pt" style:font-size-complex="8.80000019073486pt"/>
    </style:style>
    <style:style style:name="P52" style:family="paragraph" style:parent-style-name="Standard">
      <style:paragraph-properties fo:text-align="center" style:justify-single-word="false"/>
      <style:text-properties style:font-name="Courier 10 Pitch" fo:font-size="8.80000019073486pt" officeooo:paragraph-rsid="0023cb36" style:font-size-asian="8.80000019073486pt" style:font-size-complex="8.80000019073486pt"/>
    </style:style>
    <style:style style:name="T1" style:family="text">
      <style:text-properties fo:color="#0000c0" fo:font-style="italic" fo:font-weight="bold" style:font-style-asian="italic" style:font-weight-asian="bold"/>
    </style:style>
    <style:style style:name="T2" style:family="text">
      <style:text-properties fo:color="#0000c0" fo:font-style="italic" fo:font-weight="bold" officeooo:rsid="0023cb36" style:font-style-asian="italic" style:font-weight-asian="bold"/>
    </style:style>
    <style:style style:name="T3" style:family="text">
      <style:text-properties fo:color="#0000c0" fo:font-style="italic" fo:font-weight="bold" officeooo:rsid="002bb920" style:font-style-asian="italic" style:font-weight-asian="bold"/>
    </style:style>
    <style:style style:name="T4" style:family="text">
      <style:text-properties fo:color="#0000c0" fo:font-style="italic" fo:font-weight="bold" officeooo:rsid="0032655a" style:font-style-asian="italic" style:font-weight-asian="bold"/>
    </style:style>
    <style:style style:name="T5" style:family="text">
      <style:text-properties fo:color="#0000c0" fo:font-style="italic" fo:font-weight="bold" officeooo:rsid="003511f2" style:font-style-asian="italic" style:font-weight-asian="bold"/>
    </style:style>
    <style:style style:name="T6" style:family="text">
      <style:text-properties fo:color="#0000c0" fo:font-style="italic" fo:font-weight="bold" officeooo:rsid="003d758f" style:font-style-asian="italic" style:font-weight-asian="bold"/>
    </style:style>
    <style:style style:name="T7" style:family="text">
      <style:text-properties fo:color="#0000c0" fo:font-style="italic" fo:font-weight="bold" officeooo:rsid="00418965" style:font-style-asian="italic" style:font-weight-asian="bold"/>
    </style:style>
    <style:style style:name="T8" style:family="text">
      <style:text-properties officeooo:rsid="00418965"/>
    </style:style>
    <style:style style:name="T9" style:family="text">
      <style:text-properties officeooo:rsid="002bb920"/>
    </style:style>
    <style:style style:name="T10" style:family="text">
      <style:text-properties officeooo:rsid="0023cb36"/>
    </style:style>
    <style:style style:name="T11" style:family="text">
      <style:text-properties officeooo:rsid="0053a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6">#</text:p>
          </table:table-cell>
          <table:table-cell table:style-name="Table1.A1" office:value-type="string">
            <text:p text:style-name="P36">Emotion Instance</text:p>
          </table:table-cell>
          <table:table-cell table:style-name="Table1.A1" table:number-columns-spanned="2" office:value-type="string">
            <text:p text:style-name="P36">Context</text:p>
          </table:table-cell>
          <table:covered-table-cell/>
          <table:table-cell table:style-name="Table1.A1" office:value-type="string">
            <text:p text:style-name="P36">Relevance</text:p>
          </table:table-cell>
          <table:table-cell table:style-name="Table1.A1" office:value-type="string">
            <text:p text:style-name="P36">Desirability</text:p>
          </table:table-cell>
          <table:table-cell table:style-name="Table1.A1" office:value-type="string">
            <text:p text:style-name="P36">Expectedness</text:p>
          </table:table-cell>
          <table:table-cell table:style-name="Table1.H1" office:value-type="string">
            <text:p text:style-name="P36">Controllability</text:p>
          </table:table-cell>
        </table:table-row>
        <table:table-row table:style-name="Table1.2"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27">Neutral</text:p>
          </table:table-cell>
          <table:table-cell table:style-name="Table1.A2" table:number-columns-spanned="2" office:value-type="string">
            <text:p text:style-name="P20"/>
          </table:table-cell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7">Neutral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18"/>
          </table:table-cell>
        </table:table-row>
        <table:table-row table:style-name="Table1.3">
          <table:table-cell table:style-name="Table1.A2" table:number-rows-spanned="2" office:value-type="string">
            <text:p text:style-name="P19">2</text:p>
          </table:table-cell>
          <table:table-cell table:style-name="Table1.A2" table:number-rows-spanned="2" office:value-type="string">
            <text:p text:style-name="P20">Joy</text:p>
          </table:table-cell>
          <table:table-cell table:style-name="Table1.A2" office:value-type="string">
            <text:p text:style-name="P34">human</text:p>
          </table:table-cell>
          <table:table-cell table:style-name="Table1.A2" office:value-type="string">
            <text:p text:style-name="P50">HUMAN_ACHIEVE<text:span text:style-name="T8">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9">DESIRABLE</text:p>
            <text:p text:style-name="P38">HIGH_DESIRABLE</text:p>
          </table:table-cell>
          <table:table-cell table:style-name="Table1.A2" table:number-rows-spanned="2" office:value-type="string">
            <text:p text:style-name="P4">EXPECTED</text:p>
            <text:p text:style-name="P14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8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30">agent</text:p>
          </table:table-cell>
          <table:table-cell table:style-name="Table1.A2" office:value-type="string">
            <text:p text:style-name="P50">AGENT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3</text:p>
          </table:table-cell>
          <table:table-cell table:style-name="Table1.A2" table:number-rows-spanned="2" office:value-type="string">
            <text:p text:style-name="P25">Sadness</text:p>
          </table:table-cell>
          <table:table-cell table:style-name="Table1.A2" office:value-type="string">
            <text:p text:style-name="P35">human</text:p>
          </table:table-cell>
          <table:table-cell table:style-name="Table1.A2" office:value-type="string">
            <text:p text:style-name="P49">HUMAN_FAIL<text:span text:style-name="T8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6">UNDESIRABLE</text:p>
            <text:p text:style-name="P6">HIGH_UNDESIRABLE</text:p>
          </table:table-cell>
          <table:table-cell table:style-name="Table1.A2" table:number-rows-spanned="2" office:value-type="string">
            <text:p text:style-name="P4">EXPECTED</text:p>
            <text:p text:style-name="P14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0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1">agent</text:p>
          </table:table-cell>
          <table:table-cell table:style-name="Table1.A2" office:value-type="string">
            <text:p text:style-name="P49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4</text:p>
          </table:table-cell>
          <table:table-cell table:style-name="Table1.A2" table:number-rows-spanned="2" office:value-type="string">
            <text:p text:style-name="P32">Gratitude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7">AGENT_<text:span text:style-name="T10">ACCEPTED</text:span></text:p>
            <text:p text:style-name="P48">AGENT_ACHIEVE<text:span text:style-name="T8">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0">DESIRABLE</text:p>
            <text:p text:style-name="P40">HIGH_DESIRABLE</text:p>
          </table:table-cell>
          <table:table-cell table:style-name="Table1.A2" table:number-rows-spanned="2" office:value-type="string">
            <text:p text:style-name="P7">EXPECTED</text:p>
            <text:p text:style-name="P7"><text:span text:style-name="T9">MOST_</text:span>EXPECTED</text:p>
          </table:table-cell>
          <table:table-cell table:style-name="Table1.H2" table:number-rows-spanned="2" office:value-type="string">
            <text:p text:style-name="P11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9">agent</text:p>
          </table:table-cell>
          <table:table-cell table:style-name="Table1.A2" office:value-type="string">
            <text:p text:style-name="P47">HUMAN_<text:span text:style-name="T10">ACCEPTED</text:span></text:p>
            <text:p text:style-name="P48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5</text:p>
          </table:table-cell>
          <table:table-cell table:style-name="Table1.A2" table:number-rows-spanned="2" office:value-type="string">
            <text:p text:style-name="P20">Positive Surprise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6">AGENT_PROPOSED</text:p>
            <text:p text:style-name="P52"><text:span text:style-name="T1">AGENT_</text:span><text:span text:style-name="T2">ACCEPTED</text:span></text:p>
            <text:p text:style-name="P46">AGENT_ACHIEVE<text:span text:style-name="T8">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">DESIRABLE</text:p>
            <text:p text:style-name="P3">HIGH_DESIRABLE</text:p>
          </table:table-cell>
          <table:table-cell table:style-name="Table1.A2" table:number-rows-spanned="2" office:value-type="string">
            <text:p text:style-name="P3">MOST_UNEXPECTED</text:p>
          </table:table-cell>
          <table:table-cell table:style-name="Table1.H2" table:number-rows-spanned="2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6">HUMAN_PROPOSED</text:p>
            <text:p text:style-name="P52"><text:span text:style-name="T1">HUMAN_</text:span><text:span text:style-name="T2">ACCEPTED</text:span></text:p>
            <text:p text:style-name="P46">HUMAN_ACHIEVE<text:span text:style-name="T8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6</text:p>
          </table:table-cell>
          <table:table-cell table:style-name="Table1.A2" table:number-rows-spanned="2" office:value-type="string">
            <text:p text:style-name="P24">Negative Surprise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3">AGENT_PROPOSED</text:p>
            <text:p text:style-name="P43">AGENT_REJECTED</text:p>
            <text:p text:style-name="P43">AGENT_FAIL<text:span text:style-name="T8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">UNDESIRABLE</text:p>
            <text:p text:style-name="P3">HIGH_UNDESIRABLE</text:p>
          </table:table-cell>
          <table:table-cell table:style-name="Table1.A2" table:number-rows-spanned="2" office:value-type="string">
            <text:p text:style-name="P3">MOST_UNEXPECTED</text:p>
          </table:table-cell>
          <table:table-cell table:style-name="Table1.H2" table:number-rows-spanned="2" office:value-type="string">
            <text:p text:style-name="P18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3">HUMAN_PROPOSED</text:p>
            <text:p text:style-name="P43">HUMAN_REJECTED</text:p>
            <text:p text:style-name="P43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7</text:p>
          </table:table-cell>
          <table:table-cell table:style-name="Table1.A2" table:number-rows-spanned="2" office:value-type="string">
            <text:p text:style-name="P21">Anger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3">AGENT_REJECTED</text:p>
            <text:p text:style-name="P45">AGENT_FAIL<text:span text:style-name="T8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">HIGH_UNDESIRABLE</text:p>
          </table:table-cell>
          <table:table-cell table:style-name="Table1.A2" table:number-rows-spanned="2" office:value-type="string">
            <text:p text:style-name="P8">EXPECTED</text:p>
            <text:p text:style-name="P15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3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3">HUMAN_REJECTED</text:p>
            <text:p text:style-name="P45">HUMAN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8</text:p>
          </table:table-cell>
          <table:table-cell table:style-name="Table1.A2" table:number-rows-spanned="2" office:value-type="string">
            <text:p text:style-name="P22">Worry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3">AGENT_PROPOSED</text:p>
            <text:p text:style-name="P43">AGENT_REJECTED</text:p>
            <text:p text:style-name="P43">HUMAN_FAIL<text:span text:style-name="T8">ED</text:span></text:p>
            <text:p text:style-name="P43">AGENT_FAIL<text:span text:style-name="T8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">UNDESIRABLE</text:p>
            <text:p text:style-name="P3">HIGH_UNDESIRABLE</text:p>
          </table:table-cell>
          <table:table-cell table:style-name="Table1.A2" table:number-rows-spanned="2" office:value-type="string">
            <text:p text:style-name="P13"><text:span text:style-name="T4">UN</text:span><text:span text:style-name="T1">EXPECTED</text:span></text:p>
          </table:table-cell>
          <table:table-cell table:style-name="Table1.H2" table:number-rows-spanned="2" office:value-type="string">
            <text:p text:style-name="P3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3">HUMAN_PROPOSED</text:p>
            <text:p text:style-name="P43">HUMAN_REJECTED</text:p>
            <text:p text:style-name="P43">HUMAN_FAIL<text:span text:style-name="T8">ED</text:span></text:p>
            <text:p text:style-name="P43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9</text:p>
          </table:table-cell>
          <table:table-cell table:style-name="Table1.A2" table:number-rows-spanned="2" office:value-type="string">
            <text:p text:style-name="P23">Frustration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3">AGENT_PROPOSED</text:p>
            <text:p text:style-name="P51"><text:span text:style-name="T6">AGENT</text:span><text:span text:style-name="T1">_FAIL</text:span><text:span text:style-name="T7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3">UNDESIRABLE</text:p>
          </table:table-cell>
          <table:table-cell table:style-name="Table1.A2" table:number-rows-spanned="2" office:value-type="string">
            <text:p text:style-name="P9">EXPECTED</text:p>
            <text:p text:style-name="P16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13"><text:span text:style-name="T5">UN</text:span><text:span text:style-name="T1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3">HUMAN_PROPOSED</text:p>
            <text:p text:style-name="P51"><text:span text:style-name="T6">HUMAN</text:span><text:span text:style-name="T1">_FAIL</text:span><text:span text:style-name="T7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9">10</text:p>
          </table:table-cell>
          <table:table-cell table:style-name="Table1.A2" table:number-rows-spanned="2" office:value-type="string">
            <text:p text:style-name="P26">Guilt</text:p>
          </table:table-cell>
          <table:table-cell table:style-name="Table1.A2" office:value-type="string">
            <text:p text:style-name="P33">human</text:p>
          </table:table-cell>
          <table:table-cell table:style-name="Table1.A2" office:value-type="string">
            <text:p text:style-name="P44">HUMAN_FAIL<text:span text:style-name="T8">ED</text:span></text:p>
          </table:table-cell>
          <table:table-cell table:style-name="Table1.A2" table:number-rows-spanned="2" office:value-type="string">
            <text:p text:style-name="P1">RELEVANT</text:p>
          </table:table-cell>
          <table:table-cell table:style-name="Table1.A2" table:number-rows-spanned="2" office:value-type="string">
            <text:p text:style-name="P5">UNDESIRABLE</text:p>
            <text:p text:style-name="P5">HIGH_UNDESIRABLE</text:p>
          </table:table-cell>
          <table:table-cell table:style-name="Table1.A2" table:number-rows-spanned="2" office:value-type="string">
            <text:p text:style-name="P12">EXPECTED</text:p>
            <text:p text:style-name="P17"><text:span text:style-name="T3">MOST_</text:span><text:span text:style-name="T1">EXPECTED</text:span></text:p>
          </table:table-cell>
          <table:table-cell table:style-name="Table1.H2" table:number-rows-spanned="2" office:value-type="string">
            <text:p text:style-name="P5"><text:span text:style-name="T11">Low_</text:span>CONTROLLABL</text:p>
            <text:p text:style-name="P42"><text:span text:style-name="T11">High_</text:span>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28">agent</text:p>
          </table:table-cell>
          <table:table-cell table:style-name="Table1.A2" office:value-type="string">
            <text:p text:style-name="P44">AGENT_FAIL<text:span text:style-name="T8">ED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05-16T17:05:36.189090983</dc:date>
    <meta:editing-duration>PT4H13M23S</meta:editing-duration>
    <meta:editing-cycles>58</meta:editing-cycles>
    <meta:generator>LibreOffice/4.2.8.2$Linux_X86_64 LibreOffice_project/420m0$Build-2</meta:generator>
    <meta:document-statistic meta:table-count="1" meta:image-count="0" meta:object-count="0" meta:page-count="1" meta:paragraph-count="130" meta:word-count="133" meta:character-count="1300" meta:non-whitespace-character-count="1297"/>
  </office:meta>
</office:document-meta>
</file>